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0">
      <style:table-cell-properties fo:background-color="#FFFFFF"/>
      <style:text-properties fo:font-size="28pt" style:font-size-asian="28pt" style:font-size-complex="28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9.233958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6.85270833333333cm"/>
    </style:style>
    <style:style style:name="co4" style:family="table-column">
      <style:table-column-properties fo:break-before="auto" style:column-width="7.27604166666667cm"/>
    </style:style>
    <style:style style:name="co5" style:family="table-column">
      <style:table-column-properties fo:break-before="auto" style:column-width="7.117291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35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9.9pt" style:use-optimal-row-height="fals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22.7pt" style:use-optimal-row-height="false" fo:break-before="auto"/>
    </style:style>
    <style:style style:name="ro8" style:family="table-row">
      <style:table-row-properties style:row-height="57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ro10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1">
            <text:p>Aluno: JOAO PAULO PIRES DANTAS</text:p>
          </table:table-cell>
          <table:table-cell table:style-name="ce13"/>
          <table:table-cell table:style-name="ce10"/>
          <table:table-cell table:number-columns-repeated="3" table:style-name="ce22"/>
          <table:table-cell table:number-columns-repeated="16378" table:style-name="ce1"/>
        </table:table-row>
        <table:table-row table:style-name="ro1">
          <table:table-cell office:value-type="string" table:style-name="ce21">
            <text:p>Projeto: Desenvolvimento site institucional cantina IFB</text:p>
          </table:table-cell>
          <table:table-cell table:style-name="ce13"/>
          <table:table-cell table:style-name="ce10"/>
          <table:table-cell table:number-columns-repeated="3" table:style-name="ce22"/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10"/>
          <table:table-cell table:number-columns-repeated="3" table:style-name="ce22"/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11">
            <text:p>Área de Conhecimento</text:p>
          </table:table-cell>
          <table:table-cell office:value-type="string" table:number-columns-spanned="5" table:number-rows-spanned="1" table:style-name="ce11">
            <text:p>Grupos de Processos de Gerenciamento de Projetos</text:p>
          </table:table-cell>
          <table:covered-table-cell table:number-columns-repeated="4"/>
          <table:table-cell table:style-name="ce2"/>
          <table:table-cell table:number-columns-repeated="16377"/>
        </table:table-row>
        <table:table-row table:style-name="ro3">
          <table:covered-table-cell/>
          <table:table-cell office:value-type="string" table:style-name="ce3">
            <text:p>Iniciação</text:p>
          </table:table-cell>
          <table:table-cell office:value-type="string" table:style-name="ce3">
            <text:p>Planejamento</text:p>
          </table:table-cell>
          <table:table-cell office:value-type="string" table:style-name="ce4">
            <text:p>Execução</text:p>
          </table:table-cell>
          <table:table-cell office:value-type="string" table:style-name="ce4">
            <text:p>Monitoramento e Controle</text:p>
          </table:table-cell>
          <table:table-cell office:value-type="string" table:style-name="ce4">
            <text:p>Encerramento</text:p>
          </table:table-cell>
          <table:table-cell table:style-name="ce2"/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2">
            <text:p>4 Gerenciamento da INTEGRACAO do Projeto</text:p>
          </table:table-cell>
          <table:table-cell office:value-type="string" table:number-columns-spanned="1" table:number-rows-spanned="4" table:style-name="ce14">
            <text:p>Desenvolvimento do Termo de Abertura do projeto do Site Institucional</text:p>
          </table:table-cell>
          <table:table-cell office:value-type="string" table:number-columns-spanned="1" table:number-rows-spanned="4" table:style-name="ce14">
            <text:p>Organizar no Trello uma modelo de Kanban em que é dividido nas seguintes listas: tarefas pendentes, tarefas em desenvolvimento e tarefas concluídas.</text:p>
          </table:table-cell>
          <table:table-cell office:value-type="string" table:number-columns-spanned="1" table:number-rows-spanned="4" table:style-name="ce15">
            <text:p>Promover reunião diária de 10 min para identificar o que foi feito ontem, o que será feito no dia e quais são os impedimentos</text:p>
          </table:table-cell>
          <table:table-cell office:value-type="string" table:number-columns-spanned="1" table:number-rows-spanned="2" table:style-name="ce15">
            <text:p>Promover reuniões com as partes envolvidas que necessitem de apoio</text:p>
          </table:table-cell>
          <table:table-cell office:value-type="string" table:number-columns-spanned="1" table:number-rows-spanned="4" table:style-name="ce15">
            <text:p>Gerar informe para todas gerências sobre o término do projeto</text:p>
          </table:table-cell>
          <table:table-cell table:style-name="ce2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5">
            <text:p>Preparar informes/reportes sobre andamento geral do projeto.</text:p>
          </table:table-cell>
          <table:covered-table-cell/>
          <table:table-cell table:style-name="ce2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12">
            <text:p>5 Gerenciamento do ESCOPO do Projeto</text:p>
          </table:table-cell>
          <table:table-cell table:number-columns-spanned="1" table:number-rows-spanned="4" table:style-name="ce14"/>
          <table:table-cell office:value-type="string" table:style-name="ce6">
            <text:p>Realizar reunião para levantamento de requisitos</text:p>
          </table:table-cell>
          <table:table-cell office:value-type="string" table:number-columns-spanned="1" table:number-rows-spanned="4" table:style-name="ce15">
            <text:p>Realização de testes das funcionalidades entregues se atendem ao "Pronto".</text:p>
          </table:table-cell>
          <table:table-cell office:value-type="string" table:number-columns-spanned="1" table:number-rows-spanned="2" table:style-name="ce15">
            <text:p>Gerar indicador da execução dos requisitos</text:p>
          </table:table-cell>
          <table:table-cell office:value-type="string" table:number-columns-spanned="1" table:number-rows-spanned="4" table:style-name="ce15">
            <text:p>Entrega documentação dos requisitos</text:p>
          </table:table-cell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6">
            <text:p>Preparar documento de requisitos</text:p>
          </table:table-cell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14">
            <text:p>Definir com o cliente o estado "Pronto"</text:p>
          </table:table-cell>
          <table:covered-table-cell/>
          <table:table-cell office:value-type="string" table:number-columns-spanned="1" table:number-rows-spanned="2" table:style-name="ce15">
            <text:p>Documentar entregas.</text:p>
          </table:table-cell>
          <table:covered-table-cell/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table-cell office:value-type="string" table:number-columns-spanned="1" table:number-rows-spanned="5" table:style-name="ce12">
            <text:p>6 Gerenciamento do TEMPO do Projeto</text:p>
          </table:table-cell>
          <table:table-cell table:number-columns-spanned="1" table:number-rows-spanned="5" table:style-name="ce14"/>
          <table:table-cell office:value-type="string" table:number-columns-spanned="1" table:number-rows-spanned="3" table:style-name="ce14">
            <text:p>Definir cronograma de reuniões com o cliente para validação das entregas</text:p>
          </table:table-cell>
          <table:table-cell office:value-type="string" table:number-columns-spanned="1" table:number-rows-spanned="5" table:style-name="ce15">
            <text:p>Verificar diariamente se os prazos das sprints estão sendo cumpridos e acionar gerência de Stakeholders e Integração caso ocorram atrasos</text:p>
          </table:table-cell>
          <table:table-cell office:value-type="string" table:number-columns-spanned="1" table:number-rows-spanned="5" table:style-name="ce15">
            <text:p>Atualizar dashboard diária com os principais indicadores: execução, custo, risco e qualidade, conforme cronograma elaborado.</text:p>
          </table:table-cell>
          <table:table-cell office:value-type="string" table:number-columns-spanned="1" table:number-rows-spanned="5" table:style-name="ce15">
            <text:p>Altera o dashboard para finalizado</text:p>
          </table:table-cell>
          <table:table-cell table:style-name="ce2"/>
          <table:table-cell table:number-columns-repeated="16377"/>
        </table:table-row>
        <table:table-row table:number-rows-repeated="2"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14">
            <text:p>Definir cronograma das sprints após obter estimativa da equipe.</text:p>
          </table:table-cell>
          <table:covered-table-cell/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2">
            <text:p>7 Gerenciamento do CUSTO do Projeto</text:p>
          </table:table-cell>
          <table:table-cell table:number-columns-spanned="1" table:number-rows-spanned="3" table:style-name="ce14"/>
          <table:table-cell office:value-type="string" table:style-name="ce6">
            <text:p>Realizar levantamento do custo da hora trabalhada da equipe</text:p>
          </table:table-cell>
          <table:table-cell office:value-type="string" table:number-columns-spanned="1" table:number-rows-spanned="3" table:style-name="ce15">
            <text:p>Acompanhar reporte da execução do cronograma e dos sprints. Acionar gerência de integração caso ocorram atrasos</text:p>
          </table:table-cell>
          <table:table-cell office:value-type="string" table:number-columns-spanned="1" table:number-rows-spanned="3" table:style-name="ce15">
            <text:p>Monitorar de alterações de escopo refletiram em novas aquisições, alocação de equipe ou execução do plano de contigência e representam elevação dos custos incialmente elaborados.</text:p>
          </table:table-cell>
          <table:table-cell office:value-type="string" table:number-columns-spanned="1" table:number-rows-spanned="3" table:style-name="ce15">
            <text:p>Encerra rúbrica de custos do projeto</text:p>
          </table:table-cell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string" table:style-name="ce6">
            <text:p>Realizar levantamento de impostos</text:p>
          </table:table-cell>
          <table:covered-table-cell/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string" table:style-name="ce6">
            <text:p>Estimar custo total de desenvolvimento</text:p>
          </table:table-cell>
          <table:covered-table-cell/>
          <table:covered-table-cell/>
          <table:covered-table-cell/>
          <table:table-cell table:number-columns-repeated="16378" table:style-name="ce1"/>
        </table:table-row>
        <table:table-row table:style-name="ro6">
          <table:table-cell office:value-type="string" table:style-name="ce8">
            <text:p>8 Gerenciamento da QUALIDADE do Projeto</text:p>
          </table:table-cell>
          <table:table-cell table:style-name="ce6"/>
          <table:table-cell office:value-type="string" table:style-name="ce6">
            <text:p>Como base no status "Pronto" do cliente, elaborar critérios para validar esse estado.</text:p>
          </table:table-cell>
          <table:table-cell office:value-type="string" table:style-name="ce7">
            <text:p>Registrar os testes das funcionalidades e registrar na documentação.</text:p>
          </table:table-cell>
          <table:table-cell office:value-type="string" table:style-name="ce7">
            <text:p>Reportar à Gerência de Escopo caso os critérios de qualidade do "Pronto" não sejam atendidos.</text:p>
          </table:table-cell>
          <table:table-cell office:value-type="string" table:style-name="ce7">
            <text:p>Entrega documentação de testes dos requisitos.</text:p>
          </table:table-cell>
          <table:table-cell table:style-name="ce2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12">
            <text:p>9 Gerenciamento dos RECURSOS HUMANOS do Projeto</text:p>
          </table:table-cell>
          <table:table-cell table:number-columns-spanned="1" table:number-rows-spanned="6" table:style-name="ce14"/>
          <table:table-cell office:value-type="string" table:number-columns-spanned="1" table:number-rows-spanned="3" table:style-name="ce14">
            <text:p>Verificar soft skills e hard skills necessárias ao desenvolvimento da página institucional.</text:p>
          </table:table-cell>
          <table:table-cell office:value-type="string" table:number-columns-spanned="1" table:number-rows-spanned="2" table:style-name="ce15">
            <text:p>Acompanhar a equipe de desenvolvimento se necessita de algo para facilitar as entreas</text:p>
          </table:table-cell>
          <table:table-cell office:value-type="string" table:number-columns-spanned="1" table:number-rows-spanned="6" table:style-name="ce15">
            <text:p>Realizar pesquisa de satisfação com a equipe.</text:p>
          </table:table-cell>
          <table:table-cell office:value-type="string" table:number-columns-spanned="1" table:number-rows-spanned="6" table:style-name="ce15">
            <text:p>Realiza reunião de encerramento com a equipe de desenvolvimento.</text:p>
          </table:table-cell>
          <table:table-cell table:style-name="ce2"/>
          <table:table-cell table:number-columns-repeated="1637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15">
            <text:p>Em caso de problemas, acionar novos colaboradores para participar do projeto.</text:p>
          </table:table-cell>
          <table:covered-table-cell/>
          <table:covered-table-cell/>
          <table:table-cell table:style-name="ce2"/>
          <table:table-cell table:number-columns-repeated="16377"/>
        </table:table-row>
        <table:table-row table:style-name="ro7">
          <table:covered-table-cell/>
          <table:covered-table-cell/>
          <table:table-cell office:value-type="string" table:number-columns-spanned="1" table:number-rows-spanned="3" table:style-name="ce14">
            <text:p>Verificar disponibilidade da equipe.</text:p>
          </table:table-cell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15">
            <text:p>Repassar informação à Gerência de Integração</text:p>
          </table:table-cell>
          <table:covered-table-cell/>
          <table:covered-table-cell/>
          <table:table-cell table:style-name="ce2"/>
          <table:table-cell table:number-columns-repeated="1637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8">
          <table:table-cell office:value-type="string" table:style-name="ce5">
            <text:p>10 Gerenciamento da COMUNICAÇÃO do Projeto</text:p>
          </table:table-cell>
          <table:table-cell table:style-name="ce6"/>
          <table:table-cell office:value-type="string" table:style-name="ce6">
            <text:p>Criar canal no Discord e organizar tópicos para categorizar os principais assuntos abordados durante o desenvolvimento</text:p>
          </table:table-cell>
          <table:table-cell office:value-type="string" table:style-name="ce19">
            <text:p>Acompanhar a disponibilidade dos canais de comunicação e realizar informes/reportes nos devidos tópicos</text:p>
          </table:table-cell>
          <table:table-cell office:value-type="string" table:style-name="ce19">
            <text:p>Monitorar diariamente canais de comunicação.</text:p>
          </table:table-cell>
          <table:table-cell office:value-type="string" table:style-name="ce19">
            <text:p>Encerra canais de comunicação.</text:p>
          </table:table-cell>
          <table:table-cell table:style-name="ce2"/>
          <table:table-cell table:number-columns-repeated="16377"/>
        </table:table-row>
        <table:table-row table:style-name="ro5">
          <table:table-cell office:value-type="string" table:number-columns-spanned="1" table:number-rows-spanned="5" table:style-name="ce12">
            <text:p>11 Gerenciamento dos RISCOS do Projeto</text:p>
          </table:table-cell>
          <table:table-cell table:number-columns-spanned="1" table:number-rows-spanned="5" table:style-name="ce14"/>
          <table:table-cell office:value-type="string" table:style-name="ce6">
            <text:p>Mapear os principais pontos de riscos durante a execução do projeto.</text:p>
          </table:table-cell>
          <table:table-cell office:value-type="string" table:number-columns-spanned="1" table:number-rows-spanned="5" table:style-name="ce15">
            <text:p>Monitorar riscos mapeados e executar plano de contingência caso necessário</text:p>
          </table:table-cell>
          <table:table-cell office:value-type="string" table:number-columns-spanned="1" table:number-rows-spanned="5" table:style-name="ce15">
            <text:p>Verificar se algum risco ocorreu e tratar tempestivamente. Monitorar novos riscos que surjam após a elaboração do mapa de riscos.</text:p>
          </table:table-cell>
          <table:table-cell office:value-type="string" table:number-columns-spanned="1" table:number-rows-spanned="5" table:style-name="ce15">
            <text:p>Entrega documentação do Mapa de Riscos e Plano de Contingência.</text:p>
          </table:table-cell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6">
            <text:p>Identificar pessoas responsáveis pelas entregas</text:p>
          </table:table-cell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6">
            <text:p>Elaborar possíveis ações caso o cenário de risco se realize.</text:p>
          </table:table-cell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14">
            <text:p>Elaborar plano de contingência.</text:p>
          </table:table-cell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16377"/>
        </table:table-row>
        <table:table-row table:style-name="ro9">
          <table:table-cell office:value-type="string" table:style-name="ce8">
            <text:p>12 Gerenciamento das AQUISIÇÕES do Projeto</text:p>
          </table:table-cell>
          <table:table-cell table:style-name="ce6"/>
          <table:table-cell office:value-type="string" table:style-name="ce6">
            <text:p>Verificar se as licenças do trello e discord estão ativas.</text:p>
          </table:table-cell>
          <table:table-cell office:value-type="string" table:style-name="ce7">
            <text:p>Contratar serviços adicionais caso seja acionado.</text:p>
          </table:table-cell>
          <table:table-cell office:value-type="string" table:style-name="ce26">
            <text:p>Monitorar execução do termos contratados das licenças.</text:p>
          </table:table-cell>
          <table:table-cell office:value-type="string" table:style-name="ce7">
            <text:p>Encerra licenças contratadas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9">
            <text:p>13 Gerenciamento dos STAKEHOLDERS do Projeto</text:p>
          </table:table-cell>
          <table:table-cell office:value-type="string" table:style-name="ce6">
            <text:p>Definir que o stackeholder é a Cantina do IFB.</text:p>
          </table:table-cell>
          <table:table-cell office:value-type="string" table:style-name="ce20">
            <text:p>Definir junto ao cliente pessoa responsável para comunicação, apresentar a ferramenta de comunicação Discord e definir horário de atendimento.</text:p>
          </table:table-cell>
          <table:table-cell office:value-type="string" table:style-name="ce7">
            <text:p>Acompanhar a Cantina do IFB se suas expectativas estão sendo atendidas e manter o nível de engajamento do cliente.</text:p>
          </table:table-cell>
          <table:table-cell office:value-type="string" table:style-name="ce26">
            <text:p>Realizar pesquisa de satisfação com o cliente durante execução do projeto</text:p>
          </table:table-cell>
          <table:table-cell office:value-type="string" table:style-name="ce7">
            <text:p>Realizar reunião com o cliente para validar se as expectativas foram atendidas e se o resultado da pesquisa de satisfação durante o desenvolvimento do projeto continua válido.</text:p>
          </table:table-cell>
          <table:table-cell table:number-columns-repeated="16378" table:style-name="ce1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28346456692913in" fo:margin-bottom="0.205511811023622in" fo:margin-left="0.328346456692913in" fo:margin-right="0.138188976377953in" style:print-orientation="portrait" style:print-page-order="ttb" style:first-page-number="continue" style:scale-to="100%" style:table-centering="none" style:print="objects charts drawings"/>
      <style:header-style>
        <style:header-footer-properties fo:min-height="0.141732283464567in" fo:margin-left="0in" fo:margin-right="0in" fo:margin-bottom="0in"/>
      </style:header-style>
      <style:footer-style>
        <style:header-footer-properties fo:min-height="0.020866141732283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ucelia PSE/PSE-PR/PSE-PR-DF-SEC.MPE</meta:initial-creator>
    <dc:creator>Joao Paulo</dc:creator>
    <meta:creation-date>2017-03-15T09:38:47Z</meta:creation-date>
    <dc:date>2020-09-11T20:37:26Z</dc:date>
    <meta:editing-cycles>5</meta:editing-cycles>
    <meta:editing-duration>PT1306S</meta:editing-duration>
  </office:meta>
</office:document-meta>
</file>